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6.64104166666667cm" style:use-optimal-column-width="true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94229166666667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2.03729166666667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bruary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8" table:style-name="ce5">
            <text:p>338</text:p>
          </table:table-cell>
          <table:table-cell office:value-type="float" office:value="324.13082000000003" table:style-name="ce5">
            <text:p>324</text:p>
          </table:table-cell>
          <table:table-cell office:value-type="float" office:value="774" table:style-name="ce5">
            <text:p>774</text:p>
          </table:table-cell>
          <table:table-cell office:value-type="float" office:value="749.40433000000007" table:style-name="ce5">
            <text:p>749</text:p>
          </table:table-cell>
          <table:table-cell office:value-type="float" office:value="4237" table:style-name="ce5">
            <text:p>4,237</text:p>
          </table:table-cell>
          <table:table-cell office:value-type="float" office:value="4128.3591699999979" table:style-name="ce5">
            <text:p>4,128</text:p>
          </table:table-cell>
          <table:table-cell office:value-type="float" office:value="2683" table:style-name="ce5">
            <text:p>2,683</text:p>
          </table:table-cell>
          <table:table-cell office:value-type="float" office:value="2626.4993499999996" table:style-name="ce5">
            <text:p>2,626</text:p>
          </table:table-cell>
          <table:table-cell office:value-type="float" office:value="178" table:style-name="ce5">
            <text:p>178</text:p>
          </table:table-cell>
          <table:table-cell office:value-type="float" office:value="174.46733" table:style-name="ce5">
            <text:p>174</text:p>
          </table:table-cell>
          <table:table-cell office:value-type="float" office:value="32" table:style-name="ce5">
            <text:p>32</text:p>
          </table:table-cell>
          <table:table-cell office:value-type="float" office:value="30.66892" table:style-name="ce5">
            <text:p>31</text:p>
          </table:table-cell>
          <table:table-cell office:value-type="float" office:value="8242" table:style-name="ce5">
            <text:p>8,242</text:p>
          </table:table-cell>
          <table:table-cell office:value-type="float" office:value="8033.5299199999981" table:style-name="ce5">
            <text:p>8,034</text:p>
          </table:table-cell>
          <table:table-cell office:value-type="float" office:value="48" table:style-name="ce5">
            <text:p>48</text:p>
          </table:table-cell>
          <table:table-cell office:value-type="float" office:value="46.15" table:style-name="ce5">
            <text:p>46</text:p>
          </table:table-cell>
          <table:table-cell office:value-type="float" office:value="433" table:style-name="ce5">
            <text:p>433</text:p>
          </table:table-cell>
          <table:table-cell office:value-type="float" office:value="428.54" table:style-name="ce5">
            <text:p>429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488" table:style-name="ce5">
            <text:p>488</text:p>
          </table:table-cell>
          <table:table-cell office:value-type="float" office:value="481.69" table:style-name="ce5">
            <text:p>482</text:p>
          </table:table-cell>
          <table:table-cell office:value-type="float" office:value="0" table:style-name="ce5">
            <text:p>0</text:p>
          </table:table-cell>
          <table:table-cell office:value-type="float" office:value="8730" table:style-name="ce5">
            <text:p>8,730</text:p>
          </table:table-cell>
          <table:table-cell office:value-type="float" office:value="8515.2199199999977" table:style-name="ce5">
            <text:p>8,515</text:p>
          </table:table-cell>
          <table:table-cell office:value-type="float" office:value="30591531.480000004" table:style-name="ce5">
            <text:p>30,591,531</text:p>
          </table:table-cell>
          <table:table-cell office:value-type="float" office:value="1105971.44" table:style-name="ce5">
            <text:p>1,105,971</text:p>
          </table:table-cell>
          <table:table-cell office:value-type="float" office:value="267281.89" table:style-name="ce5">
            <text:p>267,282</text:p>
          </table:table-cell>
          <table:table-cell office:value-type="float" office:value="94411.62" table:style-name="ce5">
            <text:p>94,412</text:p>
          </table:table-cell>
          <table:table-cell office:value-type="float" office:value="9571109.6399999987" table:style-name="ce5">
            <text:p>9,571,110</text:p>
          </table:table-cell>
          <table:table-cell office:value-type="float" office:value="3884423.9899999998" table:style-name="ce5">
            <text:p>3,884,424</text:p>
          </table:table-cell>
          <table:table-cell office:value-type="float" office:value="45514730.06000001" table:style-name="ce5">
            <text:p>45,514,730</text:p>
          </table:table-cell>
          <table:table-cell office:value-type="float" office:value="7559759.8300000001" table:style-name="ce5">
            <text:p>7,559,760</text:p>
          </table:table-cell>
          <table:table-cell office:value-type="float" office:value="865229.04000000027" table:style-name="ce5">
            <text:p>865,229</text:p>
          </table:table-cell>
          <table:table-cell office:value-type="float" office:value="8424988.870000001" table:style-name="ce5">
            <text:p>8,424,989</text:p>
          </table:table-cell>
          <table:table-cell office:value-type="float" office:value="53939718.930000007" table:style-name="ce5">
            <text:p>53,939,719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9" table:style-name="ce5">
            <text:p>139</text:p>
          </table:table-cell>
          <table:table-cell office:value-type="float" office:value="125.67517000000002" table:style-name="ce5">
            <text:p>126</text:p>
          </table:table-cell>
          <table:table-cell office:value-type="float" office:value="92" table:style-name="ce5">
            <text:p>92</text:p>
          </table:table-cell>
          <table:table-cell office:value-type="float" office:value="84.023789999999991" table:style-name="ce5">
            <text:p>84</text:p>
          </table:table-cell>
          <table:table-cell office:value-type="float" office:value="86" table:style-name="ce5">
            <text:p>86</text:p>
          </table:table-cell>
          <table:table-cell office:value-type="float" office:value="81.967570000000009" table:style-name="ce5">
            <text:p>82</text:p>
          </table:table-cell>
          <table:table-cell office:value-type="float" office:value="10" table:style-name="ce5">
            <text:p>10</text:p>
          </table:table-cell>
          <table:table-cell office:value-type="float" office:value="9.0972899999999992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8" table:style-name="ce5">
            <text:p>328</text:p>
          </table:table-cell>
          <table:table-cell office:value-type="float" office:value="301.76382000000001" table:style-name="ce5">
            <text:p>302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35" table:style-name="ce5">
            <text:p>335</text:p>
          </table:table-cell>
          <table:table-cell office:value-type="float" office:value="308.76382000000001" table:style-name="ce5">
            <text:p>309</text:p>
          </table:table-cell>
          <table:table-cell office:value-type="float" office:value="750092.29999999993" table:style-name="ce5">
            <text:p>750,092</text:p>
          </table:table-cell>
          <table:table-cell office:value-type="float" office:value="9378.58" table:style-name="ce5">
            <text:p>9,379</text:p>
          </table:table-cell>
          <table:table-cell office:value-type="float" office:value="23187.239999999998" table:style-name="ce5">
            <text:p>23,187</text:p>
          </table:table-cell>
          <table:table-cell office:value-type="float" office:value="-13693.59" table:style-name="ce5">
            <text:p>-13,694</text:p>
          </table:table-cell>
          <table:table-cell office:value-type="float" office:value="221982.06000000003" table:style-name="ce5">
            <text:p>221,982</text:p>
          </table:table-cell>
          <table:table-cell office:value-type="float" office:value="74494.959999999992" table:style-name="ce5">
            <text:p>74,495</text:p>
          </table:table-cell>
          <table:table-cell office:value-type="float" office:value="1065441.55" table:style-name="ce5">
            <text:p>1,065,442</text:p>
          </table:table-cell>
          <table:table-cell office:value-type="float" office:value="20336.759999999998" table:style-name="ce5">
            <text:p>20,337</text:p>
          </table:table-cell>
          <table:table-cell office:value-type="float" office:value="0" table:style-name="ce5">
            <text:p>0</text:p>
          </table:table-cell>
          <table:table-cell office:value-type="float" office:value="20336.759999999998" table:style-name="ce5">
            <text:p>20,337</text:p>
          </table:table-cell>
          <table:table-cell office:value-type="float" office:value="1085778.31" table:style-name="ce5">
            <text:p>1,085,77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82" table:style-name="ce5">
            <text:p>9,182</text:p>
          </table:table-cell>
          <table:table-cell office:value-type="float" office:value="7993.5337100001088" table:style-name="ce5">
            <text:p>7,994</text:p>
          </table:table-cell>
          <table:table-cell office:value-type="float" office:value="2841" table:style-name="ce5">
            <text:p>2,841</text:p>
          </table:table-cell>
          <table:table-cell office:value-type="float" office:value="2681.9649999999942" table:style-name="ce5">
            <text:p>2,682</text:p>
          </table:table-cell>
          <table:table-cell office:value-type="float" office:value="3072" table:style-name="ce5">
            <text:p>3,072</text:p>
          </table:table-cell>
          <table:table-cell office:value-type="float" office:value="2913.5862099999918" table:style-name="ce5">
            <text:p>2,914</text:p>
          </table:table-cell>
          <table:table-cell office:value-type="float" office:value="820" table:style-name="ce5">
            <text:p>820</text:p>
          </table:table-cell>
          <table:table-cell office:value-type="float" office:value="797.73671999999999" table:style-name="ce5">
            <text:p>798</text:p>
          </table:table-cell>
          <table:table-cell office:value-type="float" office:value="68" table:style-name="ce5">
            <text:p>68</text:p>
          </table:table-cell>
          <table:table-cell office:value-type="float" office:value="67.520270000000011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83" table:style-name="ce5">
            <text:p>15,983</text:p>
          </table:table-cell>
          <table:table-cell office:value-type="float" office:value="14454.341910000097" table:style-name="ce5">
            <text:p>14,454</text:p>
          </table:table-cell>
          <table:table-cell office:value-type="float" office:value="2039.09" table:style-name="ce5">
            <text:p>2,039</text:p>
          </table:table-cell>
          <table:table-cell office:value-type="float" office:value="2039.09" table:style-name="ce5">
            <text:p>2,039</text:p>
          </table:table-cell>
          <table:table-cell office:value-type="float" office:value="7.12" table:style-name="ce5">
            <text:p>7</text:p>
          </table:table-cell>
          <table:table-cell office:value-type="float" office:value="7.1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46.2099999999998" table:style-name="ce5">
            <text:p>2,046</text:p>
          </table:table-cell>
          <table:table-cell office:value-type="float" office:value="2046.2099999999998" table:style-name="ce5">
            <text:p>2,046</text:p>
          </table:table-cell>
          <table:table-cell office:value-type="float" office:value="0" table:style-name="ce5">
            <text:p>0</text:p>
          </table:table-cell>
          <table:table-cell office:value-type="float" office:value="18029.21" table:style-name="ce5">
            <text:p>18,029</text:p>
          </table:table-cell>
          <table:table-cell office:value-type="float" office:value="16500.551910000097" table:style-name="ce5">
            <text:p>16,501</text:p>
          </table:table-cell>
          <table:table-cell office:value-type="float" office:value="38210854.629999988" table:style-name="ce5">
            <text:p>38,210,855</text:p>
          </table:table-cell>
          <table:table-cell office:value-type="float" office:value="751058.11999999988" table:style-name="ce5">
            <text:p>751,058</text:p>
          </table:table-cell>
          <table:table-cell office:value-type="float" office:value="259634.32" table:style-name="ce5">
            <text:p>259,634</text:p>
          </table:table-cell>
          <table:table-cell office:value-type="float" office:value="765759.66" table:style-name="ce5">
            <text:p>765,760</text:p>
          </table:table-cell>
          <table:table-cell office:value-type="float" office:value="10995883.010000002" table:style-name="ce5">
            <text:p>10,995,883</text:p>
          </table:table-cell>
          <table:table-cell office:value-type="float" office:value="3984702.8699999992" table:style-name="ce5">
            <text:p>3,984,703</text:p>
          </table:table-cell>
          <table:table-cell office:value-type="float" office:value="54967892.609999977" table:style-name="ce5">
            <text:p>54,967,893</text:p>
          </table:table-cell>
          <table:table-cell office:value-type="float" office:value="6871355.0100000007" table:style-name="ce5">
            <text:p>6,871,355</text:p>
          </table:table-cell>
          <table:table-cell office:value-type="float" office:value="0" table:style-name="ce5">
            <text:p>0</text:p>
          </table:table-cell>
          <table:table-cell office:value-type="float" office:value="6871355.0100000007" table:style-name="ce5">
            <text:p>6,871,355</text:p>
          </table:table-cell>
          <table:table-cell office:value-type="float" office:value="61839247.619999975" table:style-name="ce5">
            <text:p>61,839,24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4" table:style-name="ce5">
            <text:p>464</text:p>
          </table:table-cell>
          <table:table-cell office:value-type="float" office:value="412.46462000000037" table:style-name="ce5">
            <text:p>412</text:p>
          </table:table-cell>
          <table:table-cell office:value-type="float" office:value="388" table:style-name="ce5">
            <text:p>388</text:p>
          </table:table-cell>
          <table:table-cell office:value-type="float" office:value="359.30631000000011" table:style-name="ce5">
            <text:p>359</text:p>
          </table:table-cell>
          <table:table-cell office:value-type="float" office:value="353" table:style-name="ce5">
            <text:p>353</text:p>
          </table:table-cell>
          <table:table-cell office:value-type="float" office:value="338.51649000000009" table:style-name="ce5">
            <text:p>339</text:p>
          </table:table-cell>
          <table:table-cell office:value-type="float" office:value="97" table:style-name="ce5">
            <text:p>97</text:p>
          </table:table-cell>
          <table:table-cell office:value-type="float" office:value="96.000010000000003" table:style-name="ce5">
            <text:p>96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1" table:style-name="ce5">
            <text:p>1,311</text:p>
          </table:table-cell>
          <table:table-cell office:value-type="float" office:value="1214.6027500000005" table:style-name="ce5">
            <text:p>1,2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1" table:style-name="ce5">
            <text:p>1,311</text:p>
          </table:table-cell>
          <table:table-cell office:value-type="float" office:value="1214.6027500000005" table:style-name="ce5">
            <text:p>1,215</text:p>
          </table:table-cell>
          <table:table-cell office:value-type="float" office:value="3759617.57" table:style-name="ce5">
            <text:p>3,759,618</text:p>
          </table:table-cell>
          <table:table-cell office:value-type="float" office:value="22542.28" table:style-name="ce5">
            <text:p>22,542</text:p>
          </table:table-cell>
          <table:table-cell office:value-type="float" office:value="40195" table:style-name="ce5">
            <text:p>40,195</text:p>
          </table:table-cell>
          <table:table-cell office:value-type="float" office:value="60051.210000000006" table:style-name="ce5">
            <text:p>60,051</text:p>
          </table:table-cell>
          <table:table-cell office:value-type="float" office:value="883819.38" table:style-name="ce5">
            <text:p>883,819</text:p>
          </table:table-cell>
          <table:table-cell office:value-type="float" office:value="327083.11" table:style-name="ce5">
            <text:p>327,083</text:p>
          </table:table-cell>
          <table:table-cell office:value-type="float" office:value="5093308.55" table:style-name="ce5">
            <text:p>5,093,309</text:p>
          </table:table-cell>
          <table:table-cell office:value-type="float" office:value="20556.439999999999" table:style-name="ce5">
            <text:p>20,556</text:p>
          </table:table-cell>
          <table:table-cell office:value-type="float" office:value="0" table:style-name="ce5">
            <text:p>0</text:p>
          </table:table-cell>
          <table:table-cell office:value-type="float" office:value="20556.439999999999" table:style-name="ce5">
            <text:p>20,556</text:p>
          </table:table-cell>
          <table:table-cell office:value-type="float" office:value="5113864.99" table:style-name="ce5">
            <text:p>5,113,865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570" table:style-name="ce5">
            <text:p>29,570</text:p>
          </table:table-cell>
          <table:table-cell office:value-type="float" office:value="27870.648110000213" table:style-name="ce5">
            <text:p>27,871</text:p>
          </table:table-cell>
          <table:table-cell office:value-type="float" office:value="7597" table:style-name="ce5">
            <text:p>7,597</text:p>
          </table:table-cell>
          <table:table-cell office:value-type="float" office:value="7240.1978400000562" table:style-name="ce5">
            <text:p>7,240</text:p>
          </table:table-cell>
          <table:table-cell office:value-type="float" office:value="7762" table:style-name="ce5">
            <text:p>7,762</text:p>
          </table:table-cell>
          <table:table-cell office:value-type="float" office:value="7398.2247600000264" table:style-name="ce5">
            <text:p>7,398</text:p>
          </table:table-cell>
          <table:table-cell office:value-type="float" office:value="902" table:style-name="ce5">
            <text:p>902</text:p>
          </table:table-cell>
          <table:table-cell office:value-type="float" office:value="886.35530000000006" table:style-name="ce5">
            <text:p>886</text:p>
          </table:table-cell>
          <table:table-cell office:value-type="float" office:value="58" table:style-name="ce5">
            <text:p>58</text:p>
          </table:table-cell>
          <table:table-cell office:value-type="float" office:value="56.810809999999996" table:style-name="ce5">
            <text:p>57</text:p>
          </table:table-cell>
          <table:table-cell office:value-type="float" office:value="22727" table:style-name="ce5">
            <text:p>22,727</text:p>
          </table:table-cell>
          <table:table-cell office:value-type="float" office:value="21057.965289999986" table:style-name="ce5">
            <text:p>21,058</text:p>
          </table:table-cell>
          <table:table-cell office:value-type="float" office:value="68616" table:style-name="ce5">
            <text:p>68,616</text:p>
          </table:table-cell>
          <table:table-cell office:value-type="float" office:value="64510.202110000289" table:style-name="ce5">
            <text:p>64,510</text:p>
          </table:table-cell>
          <table:table-cell office:value-type="float" office:value="933.90928739879826" table:style-name="ce5">
            <text:p>934</text:p>
          </table:table-cell>
          <table:table-cell office:value-type="float" office:value="933.90928739879826" table:style-name="ce5">
            <text:p>934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4.10928740177849" table:style-name="ce5">
            <text:p>934</text:p>
          </table:table-cell>
          <table:table-cell office:value-type="float" office:value="934.10928740177849" table:style-name="ce5">
            <text:p>934</text:p>
          </table:table-cell>
          <table:table-cell office:value-type="float" office:value="0" table:style-name="ce5">
            <text:p>0</text:p>
          </table:table-cell>
          <table:table-cell office:value-type="float" office:value="69550.109287401778" table:style-name="ce5">
            <text:p>69,550</text:p>
          </table:table-cell>
          <table:table-cell office:value-type="float" office:value="65444.311397402067" table:style-name="ce5">
            <text:p>65,444</text:p>
          </table:table-cell>
          <table:table-cell office:value-type="float" office:value="179102099.06" table:style-name="ce5">
            <text:p>179,102,099</text:p>
          </table:table-cell>
          <table:table-cell office:value-type="float" office:value="22504417.960000001" table:style-name="ce5">
            <text:p>22,504,418</text:p>
          </table:table-cell>
          <table:table-cell office:value-type="float" office:value="945893.84000000008" table:style-name="ce5">
            <text:p>945,894</text:p>
          </table:table-cell>
          <table:table-cell office:value-type="float" office:value="8096020.3099999996" table:style-name="ce5">
            <text:p>8,096,020</text:p>
          </table:table-cell>
          <table:table-cell office:value-type="float" office:value="55698921.610000007" table:style-name="ce5">
            <text:p>55,698,922</text:p>
          </table:table-cell>
          <table:table-cell office:value-type="float" office:value="22666546.869999997" table:style-name="ce5">
            <text:p>22,666,547</text:p>
          </table:table-cell>
          <table:table-cell office:value-type="float" office:value="289013899.65000004" table:style-name="ce5">
            <text:p>289,013,900</text:p>
          </table:table-cell>
          <table:table-cell office:value-type="float" office:value="4760340.4400000004" table:style-name="ce5">
            <text:p>4,760,340</text:p>
          </table:table-cell>
          <table:table-cell office:value-type="float" office:value="42234" table:style-name="ce5">
            <text:p>42,234</text:p>
          </table:table-cell>
          <table:table-cell office:value-type="float" office:value="4802574.4400000004" table:style-name="ce5">
            <text:p>4,802,574</text:p>
          </table:table-cell>
          <table:table-cell office:value-type="float" office:value="293816474.09000003" table:style-name="ce5">
            <text:p>293,816,4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05" table:style-name="ce5">
            <text:p>1,105</text:p>
          </table:table-cell>
          <table:table-cell office:value-type="float" office:value="999.72624999999698" table:style-name="ce5">
            <text:p>1,000</text:p>
          </table:table-cell>
          <table:table-cell office:value-type="float" office:value="476" table:style-name="ce5">
            <text:p>476</text:p>
          </table:table-cell>
          <table:table-cell office:value-type="float" office:value="455.44243000000017" table:style-name="ce5">
            <text:p>455</text:p>
          </table:table-cell>
          <table:table-cell office:value-type="float" office:value="188" table:style-name="ce5">
            <text:p>188</text:p>
          </table:table-cell>
          <table:table-cell office:value-type="float" office:value="177.72245000000001" table:style-name="ce5">
            <text:p>178</text:p>
          </table:table-cell>
          <table:table-cell office:value-type="float" office:value="52" table:style-name="ce5">
            <text:p>52</text:p>
          </table:table-cell>
          <table:table-cell office:value-type="float" office:value="51.297279999999994" table:style-name="ce5">
            <text:p>51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6" table:style-name="ce5">
            <text:p>1,826</text:p>
          </table:table-cell>
          <table:table-cell office:value-type="float" office:value="1689.188409999997" table:style-name="ce5">
            <text:p>1,689</text:p>
          </table:table-cell>
          <table:table-cell office:value-type="float" office:value="217" table:style-name="ce5">
            <text:p>217</text:p>
          </table:table-cell>
          <table:table-cell office:value-type="float" office:value="200.4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7" table:style-name="ce5">
            <text:p>217</text:p>
          </table:table-cell>
          <table:table-cell office:value-type="float" office:value="200.4" table:style-name="ce5">
            <text:p>200</text:p>
          </table:table-cell>
          <table:table-cell office:value-type="float" office:value="0" table:style-name="ce5">
            <text:p>0</text:p>
          </table:table-cell>
          <table:table-cell office:value-type="float" office:value="2043" table:style-name="ce5">
            <text:p>2,043</text:p>
          </table:table-cell>
          <table:table-cell office:value-type="float" office:value="1889.5884099999971" table:style-name="ce5">
            <text:p>1,890</text:p>
          </table:table-cell>
          <table:table-cell office:value-type="float" office:value="4320956.1700000009" table:style-name="ce5">
            <text:p>4,320,956</text:p>
          </table:table-cell>
          <table:table-cell office:value-type="float" office:value="66503.599999999991" table:style-name="ce5">
            <text:p>66,504</text:p>
          </table:table-cell>
          <table:table-cell office:value-type="float" office:value="51715.09" table:style-name="ce5">
            <text:p>51,715</text:p>
          </table:table-cell>
          <table:table-cell office:value-type="float" office:value="82315.070000000007" table:style-name="ce5">
            <text:p>82,315</text:p>
          </table:table-cell>
          <table:table-cell office:value-type="float" office:value="1101769.1200000001" table:style-name="ce5">
            <text:p>1,101,769</text:p>
          </table:table-cell>
          <table:table-cell office:value-type="float" office:value="429305.17000000004" table:style-name="ce5">
            <text:p>429,305</text:p>
          </table:table-cell>
          <table:table-cell office:value-type="float" office:value="6052564.2200000007" table:style-name="ce5">
            <text:p>6,052,564</text:p>
          </table:table-cell>
          <table:table-cell office:value-type="float" office:value="531586.15" table:style-name="ce5">
            <text:p>531,586</text:p>
          </table:table-cell>
          <table:table-cell office:value-type="float" office:value="0" table:style-name="ce5">
            <text:p>0</text:p>
          </table:table-cell>
          <table:table-cell office:value-type="float" office:value="531586.15" table:style-name="ce5">
            <text:p>531,586</text:p>
          </table:table-cell>
          <table:table-cell office:value-type="float" office:value="6584150.370000001" table:style-name="ce5">
            <text:p>6,584,15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13" table:style-name="ce5">
            <text:p>2,213</text:p>
          </table:table-cell>
          <table:table-cell office:value-type="float" office:value="1996.22" table:style-name="ce5">
            <text:p>1,996</text:p>
          </table:table-cell>
          <table:table-cell office:value-type="float" office:value="2213" table:style-name="ce5">
            <text:p>2,213</text:p>
          </table:table-cell>
          <table:table-cell office:value-type="float" office:value="1996.22" table:style-name="ce5">
            <text:p>1,996</text:p>
          </table:table-cell>
          <table:table-cell office:value-type="float" office:value="66" table:style-name="ce5">
            <text:p>66</text:p>
          </table:table-cell>
          <table:table-cell office:value-type="float" office:value="66" table:style-name="ce5">
            <text:p>66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" table:style-name="ce5">
            <text:p>68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2281" table:style-name="ce5">
            <text:p>2,281</text:p>
          </table:table-cell>
          <table:table-cell office:value-type="float" office:value="2064.2200000000003" table:style-name="ce5">
            <text:p>2,064</text:p>
          </table:table-cell>
          <table:table-cell office:value-type="float" office:value="10317011.670000002" table:style-name="ce5">
            <text:p>10,317,0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317011.670000002" table:style-name="ce5">
            <text:p>10,317,012</text:p>
          </table:table-cell>
          <table:table-cell office:value-type="float" office:value="680336" table:style-name="ce5">
            <text:p>680,336</text:p>
          </table:table-cell>
          <table:table-cell office:value-type="float" office:value="0" table:style-name="ce5">
            <text:p>0</text:p>
          </table:table-cell>
          <table:table-cell office:value-type="float" office:value="680336" table:style-name="ce5">
            <text:p>680,336</text:p>
          </table:table-cell>
          <table:table-cell office:value-type="float" office:value="10997347.670000002" table:style-name="ce5">
            <text:p>10,997,348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15.46" table:style-name="ce5">
            <text:p>115</text:p>
          </table:table-cell>
          <table:table-cell office:value-type="float" office:value="126" table:style-name="ce5">
            <text:p>126</text:p>
          </table:table-cell>
          <table:table-cell office:value-type="float" office:value="115.46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15.46" table:style-name="ce5">
            <text:p>115</text:p>
          </table:table-cell>
          <table:table-cell office:value-type="float" office:value="641166" table:style-name="ce5">
            <text:p>641,166</text:p>
          </table:table-cell>
          <table:table-cell office:value-type="float" office:value="0" table:style-name="ce5">
            <text:p>0</text:p>
          </table:table-cell>
          <table:table-cell office:value-type="float" office:value="2325" table:style-name="ce5">
            <text:p>2,3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3491" table:style-name="ce5">
            <text:p>643,4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3491" table:style-name="ce5">
            <text:p>643,4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1" table:style-name="ce5">
            <text:p>21</text:p>
          </table:table-cell>
          <table:table-cell office:value-type="float" office:value="20" table:style-name="ce5">
            <text:p>20</text:p>
          </table:table-cell>
          <table:table-cell office:value-type="float" office:value="63" table:style-name="ce5">
            <text:p>63</text:p>
          </table:table-cell>
          <table:table-cell office:value-type="float" office:value="61.5" table:style-name="ce5">
            <text:p>62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96.3" table:style-name="ce5">
            <text:p>9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6.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102.39999999999999" table:style-name="ce5">
            <text:p>102</text:p>
          </table:table-cell>
          <table:table-cell office:value-type="float" office:value="371267.11999999994" table:style-name="ce5">
            <text:p>371,267</text:p>
          </table:table-cell>
          <table:table-cell office:value-type="float" office:value="6414.66" table:style-name="ce5">
            <text:p>6,415</text:p>
          </table:table-cell>
          <table:table-cell office:value-type="float" office:value="7406.25" table:style-name="ce5">
            <text:p>7,406</text:p>
          </table:table-cell>
          <table:table-cell office:value-type="float" office:value="484.12" table:style-name="ce5">
            <text:p>484</text:p>
          </table:table-cell>
          <table:table-cell office:value-type="float" office:value="97244.93" table:style-name="ce5">
            <text:p>97,245</text:p>
          </table:table-cell>
          <table:table-cell office:value-type="float" office:value="41743.870000000003" table:style-name="ce5">
            <text:p>41,744</text:p>
          </table:table-cell>
          <table:table-cell office:value-type="float" office:value="524560.94999999995" table:style-name="ce5">
            <text:p>524,561</text:p>
          </table:table-cell>
          <table:table-cell office:value-type="float" office:value="15975.46" table:style-name="ce5">
            <text:p>15,975</text:p>
          </table:table-cell>
          <table:table-cell office:value-type="float" office:value="3024" table:style-name="ce5">
            <text:p>3,024</text:p>
          </table:table-cell>
          <table:table-cell office:value-type="float" office:value="18999.46" table:style-name="ce5">
            <text:p>18,999</text:p>
          </table:table-cell>
          <table:table-cell office:value-type="float" office:value="543560.40999999992" table:style-name="ce5">
            <text:p>543,56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.59" table:style-name="ce5">
            <text:p>42</text:p>
          </table:table-cell>
          <table:table-cell office:value-type="float" office:value="46" table:style-name="ce5">
            <text:p>46</text:p>
          </table:table-cell>
          <table:table-cell office:value-type="float" office:value="41.5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41.59" table:style-name="ce5">
            <text:p>42</text:p>
          </table:table-cell>
          <table:table-cell office:value-type="float" office:value="339435.75" table:style-name="ce5">
            <text:p>339,4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435.75" table:style-name="ce5">
            <text:p>339,4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435.75" table:style-name="ce5">
            <text:p>339,436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5" table:style-name="ce5">
            <text:p>15</text:p>
          </table:table-cell>
          <table:table-cell office:value-type="float" office:value="13.6" table:style-name="ce5">
            <text:p>14</text:p>
          </table:table-cell>
          <table:table-cell office:value-type="float" office:value="153" table:style-name="ce5">
            <text:p>153</text:p>
          </table:table-cell>
          <table:table-cell office:value-type="float" office:value="148.6" table:style-name="ce5">
            <text:p>149</text:p>
          </table:table-cell>
          <table:table-cell office:value-type="float" office:value="61" table:style-name="ce5">
            <text:p>61</text:p>
          </table:table-cell>
          <table:table-cell office:value-type="float" office:value="58.6" table:style-name="ce5">
            <text:p>59</text:p>
          </table:table-cell>
          <table:table-cell office:value-type="float" office:value="13" table:style-name="ce5">
            <text:p>13</text:p>
          </table:table-cell>
          <table:table-cell office:value-type="float" office:value="12.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4" table:style-name="ce5">
            <text:p>244</text:p>
          </table:table-cell>
          <table:table-cell office:value-type="float" office:value="234.99999999999997" table:style-name="ce5">
            <text:p>23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45" table:style-name="ce5">
            <text:p>245</text:p>
          </table:table-cell>
          <table:table-cell office:value-type="float" office:value="235.99999999999997" table:style-name="ce5">
            <text:p>236</text:p>
          </table:table-cell>
          <table:table-cell office:value-type="float" office:value="553065.17000000004" table:style-name="ce5">
            <text:p>553,065</text:p>
          </table:table-cell>
          <table:table-cell office:value-type="float" office:value="2260.17" table:style-name="ce5">
            <text:p>2,260</text:p>
          </table:table-cell>
          <table:table-cell office:value-type="float" office:value="2765" table:style-name="ce5">
            <text:p>2,765</text:p>
          </table:table-cell>
          <table:table-cell office:value-type="float" office:value="0" table:style-name="ce5">
            <text:p>0</text:p>
          </table:table-cell>
          <table:table-cell office:value-type="float" office:value="230244.86000000002" table:style-name="ce5">
            <text:p>230,245</text:p>
          </table:table-cell>
          <table:table-cell office:value-type="float" office:value="96318.280000000013" table:style-name="ce5">
            <text:p>96,318</text:p>
          </table:table-cell>
          <table:table-cell office:value-type="float" office:value="884653.4800000001" table:style-name="ce5">
            <text:p>884,653</text:p>
          </table:table-cell>
          <table:table-cell office:value-type="float" office:value="43.96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43.96" table:style-name="ce5">
            <text:p>44</text:p>
          </table:table-cell>
          <table:table-cell office:value-type="float" office:value="884697.44000000006" table:style-name="ce5">
            <text:p>884,697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8" table:style-name="ce5">
            <text:p>48</text:p>
          </table:table-cell>
          <table:table-cell office:value-type="float" office:value="46.96" table:style-name="ce5">
            <text:p>47</text:p>
          </table:table-cell>
          <table:table-cell office:value-type="float" office:value="27" table:style-name="ce5">
            <text:p>27</text:p>
          </table:table-cell>
          <table:table-cell office:value-type="float" office:value="26.71" table:style-name="ce5">
            <text:p>2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77000000000001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77000000000001" table:style-name="ce5">
            <text:p>91</text:p>
          </table:table-cell>
          <table:table-cell office:value-type="float" office:value="256923.72999999998" table:style-name="ce5">
            <text:p>256,924</text:p>
          </table:table-cell>
          <table:table-cell office:value-type="float" office:value="5317.09" table:style-name="ce5">
            <text:p>5,317</text:p>
          </table:table-cell>
          <table:table-cell office:value-type="float" office:value="1470" table:style-name="ce5">
            <text:p>1,470</text:p>
          </table:table-cell>
          <table:table-cell office:value-type="float" office:value="0" table:style-name="ce5">
            <text:p>0</text:p>
          </table:table-cell>
          <table:table-cell office:value-type="float" office:value="104853.59" table:style-name="ce5">
            <text:p>104,854</text:p>
          </table:table-cell>
          <table:table-cell office:value-type="float" office:value="43815.939999999995" table:style-name="ce5">
            <text:p>43,816</text:p>
          </table:table-cell>
          <table:table-cell office:value-type="float" office:value="412380.35000000003" table:style-name="ce5">
            <text:p>412,3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2380.35000000003" table:style-name="ce5">
            <text:p>412,380</text:p>
          </table:table-cell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Februar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5" table:style-name="ce5">
            <text:p>5</text:p>
          </table:table-cell>
          <table:table-cell office:value-type="float" office:value="4.59" table:style-name="ce5">
            <text:p>5</text:p>
          </table:table-cell>
          <table:table-cell office:value-type="float" office:value="10" table:style-name="ce5">
            <text:p>10</text:p>
          </table:table-cell>
          <table:table-cell office:value-type="float" office:value="9.26" table:style-name="ce5">
            <text:p>9</text:p>
          </table:table-cell>
          <table:table-cell office:value-type="float" office:value="23" table:style-name="ce5">
            <text:p>23</text:p>
          </table:table-cell>
          <table:table-cell office:value-type="float" office:value="22.41" table:style-name="ce5">
            <text:p>22</text:p>
          </table:table-cell>
          <table:table-cell office:value-type="float" office:value="16" table:style-name="ce5">
            <text:p>16</text:p>
          </table:table-cell>
          <table:table-cell office:value-type="float" office:value="15.22" table:style-name="ce5">
            <text:p>15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54.4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" table:style-name="ce5">
            <text:p>63</text:p>
          </table:table-cell>
          <table:table-cell office:value-type="float" office:value="54.48" table:style-name="ce5">
            <text:p>54</text:p>
          </table:table-cell>
          <table:table-cell office:value-type="float" office:value="217819.58000000002" table:style-name="ce5">
            <text:p>217,820</text:p>
          </table:table-cell>
          <table:table-cell office:value-type="float" office:value="4210.3500000000004" table:style-name="ce5">
            <text:p>4,210</text:p>
          </table:table-cell>
          <table:table-cell office:value-type="float" office:value="1062.1300000000001" table:style-name="ce5">
            <text:p>1,062</text:p>
          </table:table-cell>
          <table:table-cell office:value-type="float" office:value="0" table:style-name="ce5">
            <text:p>0</text:p>
          </table:table-cell>
          <table:table-cell office:value-type="float" office:value="60258.83" table:style-name="ce5">
            <text:p>60,259</text:p>
          </table:table-cell>
          <table:table-cell office:value-type="float" office:value="24423.8" table:style-name="ce5">
            <text:p>24,424</text:p>
          </table:table-cell>
          <table:table-cell office:value-type="float" office:value="307774.69" table:style-name="ce5">
            <text:p>307,7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7774.69" table:style-name="ce5">
            <text:p>307,775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Hartley, Robert</meta:initial-creator>
    <dc:creator>Sharma, Nikhil</dc:creator>
    <meta:creation-date>2022-09-30T10:29:42Z</meta:creation-date>
    <dc:date>2025-05-30T09:42:58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